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paragraph-properties fo:line-height="150%"/>
      <style:text-properties fo:language="en" fo:country="GB"/>
    </style:style>
    <style:style style:name="P3" style:family="paragraph" style:parent-style-name="Standard">
      <style:paragraph-properties fo:line-height="150%"/>
      <style:text-properties fo:language="en" fo:country="GB" style:font-name-complex="Times New Roman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fo:color="#000000" fo:language="en" fo:country="GB"/>
    </style:style>
    <style:style style:name="P6" style:family="paragraph" style:parent-style-name="Standard">
      <style:paragraph-properties fo:margin-left="7.504cm" fo:margin-right="0cm" fo:line-height="150%" fo:text-indent="-6.26cm" style:auto-text-indent="false">
        <style:tab-stops/>
      </style:paragraph-properties>
      <style:text-properties fo:color="#000000" fo:language="en" fo:country="GB"/>
    </style:style>
    <style:style style:name="P7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Standard">
      <style:paragraph-properties fo:line-height="150%" fo:text-align="center" style:justify-single-word="false"/>
      <style:text-properties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Listenabsatz" style:list-style-name="L1">
      <style:paragraph-properties fo:line-height="150%"/>
    </style:style>
    <style:style style:name="P10" style:family="paragraph" style:parent-style-name="Listenabsatz" style:list-style-name="L1">
      <style:paragraph-properties fo:line-height="150%"/>
      <style:text-properties fo:language="en" fo:country="GB"/>
    </style:style>
    <style:style style:name="P11" style:family="paragraph" style:parent-style-name="Listenabsatz" style:list-style-name="L1">
      <style:paragraph-properties fo:line-height="150%"/>
      <style:text-properties fo:color="#000000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en" fo:country="GB" style:font-name-complex="Times New Roman"/>
    </style:style>
    <style:style style:name="T4" style:family="text">
      <style:text-properties fo:color="#000000"/>
    </style:style>
    <style:style style:name="T5" style:family="text">
      <style:text-properties fo:color="#000000" fo:language="en" fo:country="GB"/>
    </style:style>
    <style:style style:name="T6" style:family="text">
      <style:text-properties fo:color="#000000"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text:list-style style:name="L1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5.87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7.14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8.4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1">Personnel Qualifications List</text:p>
      <text:p text:style-name="P2"/>
      <text:p text:style-name="P4"><text:span text:style-name="Absatz-Standardschriftart"><text:span text:style-name="T1">A.</text:span></text:span><text:span text:style-name="Absatz-Standardschriftart"><text:span text:style-name="T1"><text:tab/></text:span></text:span><text:span text:style-name="Absatz-Standardschriftart"><text:span text:style-name="T2">Education:</text:span></text:span></text:p>
      <text:p text:style-name="P4"><text:span text:style-name="Absatz-Standardschriftart"><text:span text:style-name="T1"><text:tab/>since October 2018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5">Karlsruher Institute of</text:span></text:span><text:span text:style-name="Absatz-Standardschriftart"><text:span text:style-name="T5"> Technology (KIT)</text:span></text:span></text:p>
      <text:p text:style-name="P4"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5">Electrical Engineering and Information 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Technology, Bachelor Studies</text:span></text:span></text:p>
      <text:p text:style-name="P5"/>
      <text:p text:style-name="P5"><text:tab/><text:tab/><text:tab/><text:tab/><text:tab/><text:tab/>Secondary Education (A-levels)</text:p>
      <text:p text:style-name="P4"><text:span text:style-name="Absatz-Standardschriftart"><text:span text:style-name="T5"><text:tab/></text:span></text:span><text:span text:style-name="Absatz-Standardschriftart"><text:span text:style-name="T4">20</text:span></text:span><text:span text:style-name="Absatz-Standardschriftart"><text:span text:style-name="T4">09 - 2017</text:span></text:span><text:span text:style-name="Absatz-Standardschriftart"><text:span text:style-name="T4"><text:tab/></text:span></text:span><text:span text:style-name="Absatz-Standardschriftart"><text:span text:style-name="T4"><text:tab/></text:span></text:span><text:span text:style-name="Absatz-Standardschriftart"><text:span text:style-name="T4"><text:tab/></text:span></text:span><text:span text:style-name="Absatz-Standardschriftart"><text:span text:style-name="T4"><text:tab/></text:span></text:span><text:span text:style-name="Absatz-Standardschriftart"><text:span text:style-name="T4">Casper-Vischer-Gymnasium, Kulmbach</text:span></text:span></text:p>
      <text:p text:style-name="P4"><text:tab/><text:span text:style-name="Absatz-Standardschriftart"><text:span text:style-name="T1">2014 - 2015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5">Exchange Year in Justin, T</text:span></text:span><text:span text:style-name="Absatz-Standardschriftart"><text:span text:style-name="T5">exas</text:span></text:span></text:p>
      <text:p text:style-name="P4"><text:span text:style-name="Absatz-Standardschriftart"><text:span text:style-name="T5"><text:tab/></text:span></text:span><text:span text:style-name="Absatz-Standardschriftart"><text:span text:style-name="T5">2011 – 2012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German S</text:span></text:span><text:span text:style-name="Absatz-Standardschriftart"><text:span text:style-name="T5">chool Moscow, Russia</text:span></text:span></text:p>
      <text:p text:style-name="P4"><text:span text:style-name="Absatz-Standardschriftart"><text:span text:style-name="T1">B.</text:span></text:span><text:span text:style-name="Absatz-Standardschriftart"><text:span text:style-name="T1"><text:tab/></text:span></text:span><text:span text:style-name="Absatz-Standardschriftart"><text:span text:style-name="T2">Work </text:span></text:span><text:span text:style-name="Absatz-Standardschriftart"><text:span text:style-name="T6">Experience:</text:span></text:span></text:p>
      <text:p text:style-name="P5"><text:tab/>May 2019 - Sep 2019<text:tab/><text:tab/><text:tab/>Delivery Driver at Takeaway N.V.</text:p>
      <text:list xml:id="list8506840873065507409" text:style-name="L1">
        <text:list-item>
          <text:p text:style-name="P9"><text:span text:style-name="Absatz-Standardschriftart"><text:span text:style-name="T5">Delivering food</text:span></text:span></text:p>
        </text:list-item>
        <text:list-item>
          <text:p text:style-name="P9"><text:span text:style-name="Absatz-Standardschriftart"><text:span text:style-name="T5">Customer care</text:span></text:span></text:p>
        </text:list-item>
      </text:list>
      <text:p text:style-name="P6">Oct 2017 – Oct 2018<text:tab/>Electrical Mechanic on board the frigate “Schleswig-Holstein” with Deutsche Marine, Bundeswehr</text:p>
      <text:list xml:id="list37532619" text:continue-numbering="true" text:style-name="L1">
        <text:list-item>
          <text:p text:style-name="P10">Maintenance and repair of the cooling system </text:p>
        </text:list-item>
        <text:list-item>
          <text:p text:style-name="P10">Technical guard duty</text:p>
        </text:list-item>
      </text:list>
      <text:p text:style-name="P4"><text:span text:style-name="Absatz-Standardschriftart"><text:span text:style-name="T5"><text:tab/></text:span></text:span><text:span text:style-name="Absatz-Standardschriftart"><text:span text:style-name="T4">Jul 2017 – Sep 2017</text:span></text:span><text:span text:style-name="Absatz-Standardschriftart"><text:span text:style-name="T4"><text:tab/></text:span></text:span><text:span text:style-name="Absatz-Standardschriftart"><text:span text:style-name="T4"><text:tab/></text:span></text:span><text:span text:style-name="Absatz-Standardschriftart"><text:span text:style-name="T4"><text:tab/></text:span></text:span><text:span text:style-name="Absatz-Standardschriftart"><text:span text:style-name="T4">Postman with Deutsche</text:span></text:span><text:span text:style-name="Absatz-Standardschriftart"><text:span text:style-name="T4"> Post AG</text:span></text:span></text:p>
      <text:list xml:id="list37512151" text:continue-numbering="true" text:style-name="L1">
        <text:list-item>
          <text:p text:style-name="P11">Sorting and delivering mail</text:p>
        </text:list-item>
        <text:list-item>
          <text:p text:style-name="P11">Customer care</text:p>
        </text:list-item>
      </text:list>
      <text:p text:style-name="P4"><text:span text:style-name="Absatz-Standardschriftart"><text:span text:style-name="T5">C.</text:span></text:span><text:span text:style-name="Absatz-Standardschriftart"><text:span text:style-name="T5"><text:tab/></text:span></text:span><text:span text:style-name="Absatz-Standardschriftart"><text:span text:style-name="T6">Special Skills and Awards:</text:span></text:span></text:p>
      <text:p text:style-name="P5"><text:tab/>2019<text:tab/><text:tab/><text:tab/><text:tab/><text:tab/>Social Youth Group Leader</text:p>
      <text:p text:style-name="P4"><text:span text:style-name="Absatz-Standardschriftart"><text:span text:style-name="T5"><text:tab/></text:span></text:span><text:span text:style-name="Absatz-Standardschriftart"><text:span text:style-name="T5">2018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3">F</text:span></text:span><text:span text:style-name="Absatz-Standardschriftart"><text:span text:style-name="T3">ire fighter </text:span></text:span><text:span text:style-name="Absatz-Standardschriftart"><text:span text:style-name="T3">certificate</text:span></text:span></text:p>
      <text:p text:style-name="P3"><text:tab/>2017<text:tab/><text:tab/><text:tab/><text:tab/><text:tab/>Live saving skills and coach with DLRG</text:p>
      <text:p text:style-name="P4"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Elected </text:span></text:span><text:span text:style-name="Absatz-Standardschriftart"><text:span text:style-name="T3">representative of the pupils </text:span></text:span><text:span text:style-name="Absatz-Standardschriftart"><text:span text:style-name="T3">of the school</text:span></text:span></text:p>
      <text:p text:style-name="P2"><text:tab/><text:tab/><text:tab/><text:tab/><text:tab/><text:tab/>Lead and head of Big Band</text:p>
      <text:p text:style-name="P2"><text:tab/>2016<text:tab/><text:tab/><text:tab/><text:tab/><text:tab/>Head of swim team</text:p>
      <text:p text:style-name="P4"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Programming skills (C++)</text:span></text:span></text:p>
      <text:p text:style-name="P5"><text:tab/><text:tab/><text:tab/><text:tab/><text:tab/><text:tab/>Language skills:<text:tab/>German = Native Speaker</text:p>
      <text:p text:style-name="P5"><text:tab/><text:tab/><text:tab/><text:tab/><text:tab/><text:tab/><text:tab/><text:tab/><text:tab/>English = C1 - Proficient</text:p>
      <text:p text:style-name="P4"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4">French</text:span></text:span><text:span text:style-name="Absatz-Standardschriftart"><text:span text:style-name="T4"> = B1 - Independen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NSimSun" style:font-size-asian="10pt" style:font-name-complex="Courier New" style:font-size-complex="10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fo:color="#000000" style:font-name="Times New Roman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footer>
        <text:p text:style-name="Footer">Moritz Gimpel-Henning<text:tab/>16 Jan 20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Kai Braungardt</meta:initial-creator>
    <dc:creator>Kai Braungardt</dc:creator>
    <meta:creation-date>2020-01-17T16:10:00Z</meta:creation-date>
    <dc:date>2020-01-20T17:31:17.40</dc:date>
    <meta:print-date>2020-01-20T17:24:56.07</meta:print-date>
    <meta:editing-cycles>3</meta:editing-cycles>
    <meta:editing-duration>PT13M21S</meta:editing-duration>
    <meta:printed-by>Kai Braungardt</meta:printed-by>
    <meta:document-statistic meta:table-count="0" meta:image-count="0" meta:object-count="0" meta:page-count="1" meta:paragraph-count="30" meta:word-count="173" meta:character-count="1177"/>
    <meta:template xlink:type="simple" xlink:actuate="onRequest" xlink:title="" xlink:href="Normal"/>
  </office:meta>
</office:document-meta>
</file>